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689" officeooo:paragraph-rsid="00130689"/>
    </style:style>
    <style:style style:name="P2" style:family="paragraph" style:parent-style-name="Standard">
      <style:text-properties fo:font-weight="bold" officeooo:rsid="00130689" officeooo:paragraph-rsid="00130689" style:font-weight-asian="bold" style:font-weight-complex="bold"/>
    </style:style>
    <style:style style:name="P3" style:family="paragraph" style:parent-style-name="Standard">
      <style:text-properties officeooo:rsid="001390e6" officeooo:paragraph-rsid="001390e6"/>
    </style:style>
    <style:style style:name="T1" style:family="text">
      <style:text-properties officeooo:rsid="00139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ebra Interview Questions:</text:p>
      <text:p text:style-name="P1"/>
      <text:p text:style-name="P1">1) WAP to count the no.of objects created and destroyed for a class in C++.</text:p>
      <text:p text:style-name="P1">2) <text:span text:style-name="T1">Diff between SPI and I2C.</text:span></text:p>
      <text:p text:style-name="P3">3) Debugging techniques in Android Framework and Kernel level.</text:p>
      <text:p text:style-name="P3">4) Camera Architecture.</text:p>
      <text:p text:style-name="P3">5) Diff between Tizen and Android.</text:p>
      <text:p text:style-name="P3">6) GDB and Valgrind</text:p>
      <text:p text:style-name="P3">7) AIDL , JNI and HAL Flow . How it happens.</text:p>
      <text:p text:style-name="P3">8) Project related questions (Android TV and IR Sensor)</text:p>
      <text:p text:style-name="P3">9) How HAL and Driver Communicates.</text:p>
      <text:p text:style-name="P3">10) SPI Related Project.</text:p>
      <text:p text:style-name="P3">11) How to debug when Kernel crash.</text:p>
      <text:p text:style-name="P3">12) How to debug when user level process crash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06:53.568716110</meta:creation-date>
    <dc:date>2018-04-05T12:19:41.307902656</dc:date>
    <meta:editing-duration>PT2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92" meta:character-count="507" meta:non-whitespace-character-count="428"/>
  </office:meta>
</office:document-meta>
</file>